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xml:id="id1" draw:id="id1" draw:layer="layout" svg:width="2.023cm" svg:height="1.79cm" svg:x="3.112cm" svg:y="7.77cm">
          <text:p text:style-name="P1">(2,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112cm" svg:y1="8.665cm" svg:x2="3.113cm" svg:y2="3.463cm" draw:start-shape="id1" draw:start-glue-point="6" draw:end-shape="id2" draw:end-glue-point="6" svg:d="M3112 8665c-753 0-753-5202 1-5202" svg:viewBox="0 0 567 5203">
          <text:p/>
        </draw:connector>
        <draw:frame draw:style-name="gr2" draw:text-style-name="P2" draw:layer="layout" svg:width="1.667cm" svg:height="1.119cm" svg:x="5.533cm" svg:y="8.204cm">
          <draw:text-box>
            <text:p text:style-name="P2"><text:span text:style-name="T1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5:24:37.049287575</dc:date>
    <dc:creator>elucterio </dc:creator>
    <meta:editing-duration>PT4M20S</meta:editing-duration>
    <meta:editing-cycles>7</meta:editing-cycles>
    <meta:generator>LibreOffice/4.2.8.2$Linux_X86_64 LibreOffice_project/420m0$Build-2</meta:generator>
    <meta:document-statistic meta:object-count="7"/>
  </office:meta>
</office:document-meta>
</file>